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5" style:family="table-row">
      <style:table-row-properties style:min-row-height="0.9104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6" style:family="paragraph" style:parent-style-name="Standard">
      <style:paragraph-properties fo:margin-top="0in" fo:margin-bottom="0in" loext:contextual-spacing="false" fo:line-height="100%"/>
      <style:text-properties style:font-name="Arial" fo:font-weight="bold" officeooo:rsid="0001790e" officeooo:paragraph-rsid="0001790e"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officeooo:rsid="0001790e" officeooo:paragraph-rsid="0001790e"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790e" officeooo:paragraph-rsid="0005050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c703" officeooo:paragraph-rsid="0002c703"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50502" officeooo:paragraph-rsid="0005050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50502" officeooo:paragraph-rsid="0005050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master-page-name="Standard">
      <style:paragraph-properties style:page-number="auto"/>
      <style:text-properties style:font-name="Arial" fo:font-size="14pt" fo:font-weight="bold" style:font-size-asian="14pt" style:font-weight-asian="bold" style:font-name-complex="Arial1" style:font-size-complex="14pt" style:font-weight-complex="bold"/>
    </style:style>
    <style:style style:name="P14" style:family="paragraph" style:parent-style-name="Standard">
      <style:text-properties style:font-name="Arial" fo:font-size="12pt" style:font-size-asian="12pt" style:font-name-complex="Arial1" style:font-size-complex="12pt"/>
    </style:style>
    <style:style style:name="P15" style:family="paragraph" style:parent-style-name="Standard">
      <style:paragraph-properties fo:line-height="115%"/>
      <style:text-properties style:font-name="Arial" fo:font-size="12pt" style:font-size-asian="12pt" style:font-name-complex="Arial1" style:font-size-complex="12pt"/>
    </style:style>
    <style:style style:name="P16"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fo:color="#0d0d0d" style:font-name="Arial" fo:font-size="12pt" fo:font-weight="bold" style:font-size-asian="12pt" style:font-weight-asian="bold" style:font-name-complex="Arial1" style:font-size-complex="12pt"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059fbf" officeooo:paragraph-rsid="00059fbf"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059fbf" officeooo:paragraph-rsid="00059fbf"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059fbf" officeooo:paragraph-rsid="00069c83"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style:text-properties style:font-name="Arial" fo:font-weight="bold" officeooo:rsid="0001790e" officeooo:paragraph-rsid="00059fbf" style:font-weight-asian="bold" style:font-name-complex="Arial1" style:language-complex="my" style:country-complex="MM" style:font-weight-complex="bold"/>
    </style:style>
    <style:style style:name="P23" style:family="paragraph" style:parent-style-name="Standard">
      <style:paragraph-properties fo:margin-top="0in" fo:margin-bottom="0in" loext:contextual-spacing="false" fo:line-height="100%"/>
      <style:text-properties style:font-name="Arial" fo:font-weight="bold" officeooo:rsid="0001790e" officeooo:paragraph-rsid="00069c83" style:font-weight-asian="bold" style:font-name-complex="Arial1" style:language-complex="my" style:country-complex="MM"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style:font-name="Arial" fo:font-weight="bold" officeooo:rsid="00069c83" officeooo:paragraph-rsid="00069c83" style:font-weight-asian="bold" style:font-name-complex="Arial1" style:language-complex="my" style:country-complex="MM" style:font-weight-complex="bold"/>
    </style:style>
    <style:style style:name="P25" style:family="paragraph" style:parent-style-name="Standard">
      <style:paragraph-properties fo:margin-top="0in" fo:margin-bottom="0in" loext:contextual-spacing="false" fo:line-height="100%"/>
      <style:text-properties style:font-name="Arial" fo:font-weight="bold" officeooo:rsid="00069c83" officeooo:paragraph-rsid="00069c83" style:font-weight-asian="bold" style:font-name-complex="Arial1" style:language-complex="my" style:country-complex="MM" style:font-weight-complex="bold"/>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weight="bold" officeooo:rsid="0001790e" style:font-weight-asian="bold" style:font-name-complex="Arial1" style:font-weight-complex="bold"/>
    </style:style>
    <style:style style:name="T3" style:family="text">
      <style:text-properties style:font-name="Arial" fo:font-weight="bold" officeooo:rsid="0002e776" style:font-weight-asian="bold" style:font-name-complex="Arial1" style:font-weight-complex="bold"/>
    </style:style>
    <style:style style:name="T4" style:family="text">
      <style:text-properties officeooo:rsid="0002c703"/>
    </style:style>
    <style:style style:name="T5" style:family="text">
      <style:text-properties officeooo:rsid="00017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udent Progress Report </text:p>
      <text:p text:style-name="P1"/>
      <text:p text:style-name="P3">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p>
      <text:p text:style-name="P3"/>
      <text:p text:style-name="P2">Company/Organization Name: <text:s/>BizLeap Technology</text:p>
      <text:p text:style-name="P2"/>
      <text:p text:style-name="P2">Student Name <text:s text:c="3"/><text:tab/><text:tab/> <text:s text:c="3"/>: <text:s text:c="16"/>Su Pyae Naing</text:p>
      <text:p text:style-name="P2"/>
      <text:p text:style-name="P4">Student’s daily activities Record</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No</text:p>
          </table:table-cell>
          <table:table-cell table:style-name="Table1.A1" office:value-type="string">
            <text:p text:style-name="P17">Date</text:p>
          </table:table-cell>
          <table:table-cell table:style-name="Table1.A1" office:value-type="string">
            <text:p text:style-name="P17">Assigned Tasks/ Description of work</text:p>
          </table:table-cell>
          <table:table-cell table:style-name="Table1.A1" office:value-type="string">
            <text:p text:style-name="P17">Completion status</text:p>
          </table:table-cell>
          <table:table-cell table:style-name="Table1.A1" office:value-type="string">
            <text:p text:style-name="P17">Remarks</text:p>
          </table:table-cell>
        </table:table-row>
        <table:table-row table:style-name="Table1.2">
          <table:table-cell table:style-name="Table1.A1" office:value-type="string">
            <text:p text:style-name="P5">1</text:p>
          </table:table-cell>
          <table:table-cell table:style-name="Table1.A1" office:value-type="string">
            <text:p text:style-name="P12"><text:span text:style-name="T3">8-</text:span><text:span text:style-name="T2">7-</text:span><text:span text:style-name="T1">2019</text:span></text:p>
          </table:table-cell>
          <table:table-cell table:style-name="Table1.A1" office:value-type="string">
            <text:p text:style-name="P6">(1)Java Assignment(Bizleap intern project)</text:p>
            <text:p text:style-name="P6">(2)Customer Support </text:p>
          </table:table-cell>
          <table:table-cell table:style-name="Table1.A1" office:value-type="string">
            <text:p text:style-name="P9">Done</text:p>
          </table:table-cell>
          <table:table-cell table:style-name="Table1.A1" office:value-type="string">
            <text:p text:style-name="P5"/>
          </table:table-cell>
        </table:table-row>
        <table:table-row table:style-name="Table1.3">
          <table:table-cell table:style-name="Table1.A1" office:value-type="string">
            <text:p text:style-name="P5">2</text:p>
          </table:table-cell>
          <table:table-cell table:style-name="Table1.A1" office:value-type="string">
            <text:p text:style-name="P7">9-7-2019</text:p>
          </table:table-cell>
          <table:table-cell table:style-name="Table1.A1" office:value-type="string">
            <text:p text:style-name="P6">(1)Java Assignment(Bizleap intern project)</text:p>
            <text:p text:style-name="P6">(2)Code review</text:p>
            <text:p text:style-name="P6">(3)Knowledge sharing for <text:span text:style-name="T4">customer support</text:span></text:p>
          </table:table-cell>
          <table:table-cell table:style-name="Table1.A1" office:value-type="string">
            <text:p text:style-name="P9">Done</text:p>
          </table:table-cell>
          <table:table-cell table:style-name="Table1.A1" office:value-type="string">
            <text:p text:style-name="P5"/>
          </table:table-cell>
        </table:table-row>
        <table:table-row table:style-name="Table1.4">
          <table:table-cell table:style-name="Table1.A1" office:value-type="string">
            <text:p text:style-name="P5">3</text:p>
          </table:table-cell>
          <table:table-cell table:style-name="Table1.A1" office:value-type="string">
            <text:p text:style-name="P10">10-7-2019</text:p>
          </table:table-cell>
          <table:table-cell table:style-name="Table1.A1" office:value-type="string">
            <text:p text:style-name="P8">(1)Java Assignment(Bizleap intern project)</text:p>
            <text:p text:style-name="P8">(2)Code review</text:p>
            <text:p text:style-name="P11">(3)Spring MVC and thymeleaf lecture</text:p>
            <text:p text:style-name="P11">(4)thymeleaf configuration</text:p>
          </table:table-cell>
          <table:table-cell table:style-name="Table1.A1" office:value-type="string">
            <text:p text:style-name="P10">Done</text:p>
          </table:table-cell>
          <table:table-cell table:style-name="Table1.A1" office:value-type="string">
            <text:p text:style-name="P5"/>
          </table:table-cell>
        </table:table-row>
        <table:table-row table:style-name="Table1.5">
          <table:table-cell table:style-name="Table1.A1" office:value-type="string">
            <text:p text:style-name="P5">4</text:p>
          </table:table-cell>
          <table:table-cell table:style-name="Table1.A1" office:value-type="string">
            <text:p text:style-name="P19">11-7-2019</text:p>
          </table:table-cell>
          <table:table-cell table:style-name="Table1.A1" office:value-type="string">
            <text:p text:style-name="P20"><text:span text:style-name="T5">(1)Java Assignment(Bizleap intern project)</text:span></text:p>
            <text:p text:style-name="P22">(2)Code review</text:p>
            <text:p text:style-name="P20">(3)Thread introduction</text:p>
            <text:p text:style-name="P20"/>
          </table:table-cell>
          <table:table-cell table:style-name="Table1.A1" office:value-type="string">
            <text:p text:style-name="P19">Done</text:p>
          </table:table-cell>
          <table:table-cell table:style-name="Table1.A1" office:value-type="string">
            <text:p text:style-name="P5"/>
          </table:table-cell>
        </table:table-row>
        <table:table-row table:style-name="Table1.5">
          <table:table-cell table:style-name="Table1.A6" office:value-type="string">
            <text:p text:style-name="P24">5</text:p>
          </table:table-cell>
          <table:table-cell table:style-name="Table1.A6" office:value-type="string">
            <text:p text:style-name="P24">12-7-2019</text:p>
          </table:table-cell>
          <table:table-cell table:style-name="Table1.A6" office:value-type="string">
            <text:p text:style-name="P21"><text:span text:style-name="T5">(1)Java Assignment(Bizleap intern project)</text:span></text:p>
            <text:p text:style-name="P23">(2)Code review</text:p>
            <text:p text:style-name="P25">(3)MultiThreading </text:p>
          </table:table-cell>
          <table:table-cell table:style-name="Table1.A6" office:value-type="string">
            <text:p text:style-name="P24">Done</text:p>
          </table:table-cell>
          <table:table-cell table:style-name="Table1.A6" office:value-type="string">
            <text:p text:style-name="P5"/>
          </table:table-cell>
        </table:table-row>
      </table:table>
      <text:p text:style-name="P2"><text:soft-page-break/></text:p>
      <text:p text:style-name="P2"/>
      <text:p text:style-name="P2"/>
      <text:p text:style-name="P2"/>
      <text:p text:style-name="P4">Supervisor’s Comment </text:p>
      <text:p text:style-name="P2">Please comment on the intern’s work during this period </text:p>
      <text:p text:style-name="P2"/>
      <text:p text:style-name="P2">Supervisor Name<text:tab/> : </text:p>
      <text:p text:style-name="P2">Signature <text:tab/><text:tab/> :</text:p>
      <text:p text:style-name="P2"/>
      <text:p text:style-name="P2">Date<text:tab/><text:tab/><text:tab/> : </text:p>
      <text:p text:style-name="P2">Title and contact <text:s/><text:tab/>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8</meta:editing-cycles>
    <meta:creation-date>2019-05-02T07:22:00</meta:creation-date>
    <dc:date>2019-07-12T16:54:55.753000000</dc:date>
    <meta:editing-duration>P1DT20H51M29S</meta:editing-duration>
    <meta:generator>LibreOffice/6.2.4.2$Windows_X86_64 LibreOffice_project/2412653d852ce75f65fbfa83fb7e7b669a126d64</meta:generator>
    <meta:document-statistic meta:table-count="1" meta:image-count="0" meta:object-count="0" meta:page-count="2" meta:paragraph-count="46" meta:word-count="169" meta:character-count="1191" meta:non-whitespace-character-count="1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